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13932144" calcext:value-type="float">
            <text:p>13932144</text:p>
          </table:table-cell>
          <table:table-cell table:number-columns-repeated="6"/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float" office:value="14002121" calcext:value-type="float">
            <text:p>14002121</text:p>
          </table:table-cell>
          <table:table-cell table:number-columns-repeated="6"/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13992860" calcext:value-type="float">
            <text:p>13992860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939" calcext:value-type="float">
            <text:p>14007939</text:p>
          </table:table-cell>
          <table:table-cell table:number-columns-repeated="6"/>
        </table:table-row>
        <table:table-row table:style-name="ro1">
          <table:table-cell office:value-type="float" office:value="23199" calcext:value-type="float">
            <text:p>23199</text:p>
          </table:table-cell>
          <table:table-cell office:value-type="float" office:value="13938150" calcext:value-type="float">
            <text:p>13938150</text:p>
          </table:table-cell>
          <table:table-cell table:number-columns-repeated="6"/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14004276" calcext:value-type="float">
            <text:p>14004276</text:p>
          </table:table-cell>
          <table:table-cell table:number-columns-repeated="6"/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float" office:value="13985351" calcext:value-type="float">
            <text:p>13985351</text:p>
          </table:table-cell>
          <table:table-cell/>
          <table:table-cell office:value-type="float" office:value="1065420" calcext:value-type="float">
            <text:p>1.07E+06</text:p>
          </table:table-cell>
          <table:table-cell office:value-type="string" calcext:value-type="string">
            <text:p><text:s/>= orig vars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8209" calcext:value-type="float">
            <text:p>14008209</text:p>
          </table:table-cell>
          <table:table-cell/>
          <table:table-cell table:formula="of:=AVERAGE([.A2:.A41])" office:value-type="float" office:value="13757.975" calcext:value-type="float">
            <text:p>1.38E+04</text:p>
          </table:table-cell>
          <table:table-cell office:value-type="string" calcext:value-type="string">
            <text:p><text:s/>= vars after red</text:p>
          </table:table-cell>
          <table:table-cell/>
          <table:table-cell table:formula="of:=(1-([.D9]/[.D8]))*100" office:value-type="float" office:value="98.7086806142179" calcext:value-type="float">
            <text:p>98.7086806142</text:p>
          </table:table-cell>
          <table:table-cell office:value-type="string" calcext:value-type="string">
            <text:p><text:s/>= percent reduced</text:p>
          </table:table-cell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13933081" calcext:value-type="float">
            <text:p>13933081</text:p>
          </table:table-cell>
          <table:table-cell table:number-columns-repeated="6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14003423" calcext:value-type="float">
            <text:p>14003423</text:p>
          </table:table-cell>
          <table:table-cell table:number-columns-repeated="6"/>
        </table:table-row>
        <table:table-row table:style-name="ro1">
          <table:table-cell office:value-type="float" office:value="12508" calcext:value-type="float">
            <text:p>12508</text:p>
          </table:table-cell>
          <table:table-cell office:value-type="float" office:value="13992899" calcext:value-type="float">
            <text:p>13992899</text:p>
          </table:table-cell>
          <table:table-cell/>
          <table:table-cell office:value-type="float" office:value="14078080" calcext:value-type="float">
            <text:p>1.41E+07</text:p>
          </table:table-cell>
          <table:table-cell office:value-type="string" calcext:value-type="string">
            <text:p><text:s/>= orig const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910" calcext:value-type="float">
            <text:p>14007910</text:p>
          </table:table-cell>
          <table:table-cell/>
          <table:table-cell table:formula="of:=AVERAGE([.B2:.B41])" office:value-type="float" office:value="13984192.325" calcext:value-type="float">
            <text:p>1.40E+07</text:p>
          </table:table-cell>
          <table:table-cell office:value-type="string" calcext:value-type="string">
            <text:p><text:s/>= removed const</text:p>
          </table:table-cell>
          <table:table-cell table:number-columns-repeated="3"/>
        </table:table-row>
        <table:table-row table:style-name="ro1">
          <table:table-cell office:value-type="float" office:value="23587" calcext:value-type="float">
            <text:p>23587</text:p>
          </table:table-cell>
          <table:table-cell office:value-type="float" office:value="13934266" calcext:value-type="float">
            <text:p>13934266</text:p>
          </table:table-cell>
          <table:table-cell/>
          <table:table-cell table:formula="of:=[.D12]-[.D13]" office:value-type="float" office:value="93887.6750000008" calcext:value-type="float">
            <text:p>9.39E+04</text:p>
          </table:table-cell>
          <table:table-cell office:value-type="string" calcext:value-type="string">
            <text:p><text:s/>= const after red</text:p>
          </table:table-cell>
          <table:table-cell/>
          <table:table-cell table:formula="of:=(1-([.D14]/[.D12]))*100" office:value-type="float" office:value="99.333093184582" calcext:value-type="float">
            <text:p>99.3330931846</text:p>
          </table:table-cell>
          <table:table-cell office:value-type="string" calcext:value-type="string">
            <text:p><text:s/>= percent reduced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9705" calcext:value-type="float">
            <text:p>14009705</text:p>
          </table:table-cell>
          <table:table-cell table:number-columns-repeated="6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13989971" calcext:value-type="float">
            <text:p>13989971</text:p>
          </table:table-cell>
          <table:table-cell table:number-columns-repeated="6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14007965" calcext:value-type="float">
            <text:p>14007965</text:p>
          </table:table-cell>
          <table:table-cell table:number-columns-repeated="6"/>
        </table:table-row>
        <table:table-row table:style-name="ro1">
          <table:table-cell office:value-type="float" office:value="23590" calcext:value-type="float">
            <text:p>23590</text:p>
          </table:table-cell>
          <table:table-cell office:value-type="float" office:value="13933518" calcext:value-type="float">
            <text:p>13933518</text:p>
          </table:table-cell>
          <table:table-cell table:number-columns-repeated="6"/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float" office:value="13997242" calcext:value-type="float">
            <text:p>13997242</text:p>
          </table:table-cell>
          <table:table-cell table:number-columns-repeated="6"/>
        </table:table-row>
        <table:table-row table:style-name="ro1">
          <table:table-cell office:value-type="float" office:value="10623" calcext:value-type="float">
            <text:p>10623</text:p>
          </table:table-cell>
          <table:table-cell office:value-type="float" office:value="14000908" calcext:value-type="float">
            <text:p>14000908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869" calcext:value-type="float">
            <text:p>14007869</text:p>
          </table:table-cell>
          <table:table-cell table:number-columns-repeated="6"/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float" office:value="13933851" calcext:value-type="float">
            <text:p>13933851</text:p>
          </table:table-cell>
          <table:table-cell table:number-columns-repeated="6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14004276" calcext:value-type="float">
            <text:p>14004276</text:p>
          </table:table-cell>
          <table:table-cell table:number-columns-repeated="6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3986130" calcext:value-type="float">
            <text:p>13986130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633" calcext:value-type="float">
            <text:p>14007633</text:p>
          </table:table-cell>
          <table:table-cell table:number-columns-repeated="6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13931725" calcext:value-type="float">
            <text:p>13931725</text:p>
          </table:table-cell>
          <table:table-cell table:number-columns-repeated="6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14004953" calcext:value-type="float">
            <text:p>14004953</text:p>
          </table:table-cell>
          <table:table-cell table:number-columns-repeated="6"/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float" office:value="13984983" calcext:value-type="float">
            <text:p>13984983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943" calcext:value-type="float">
            <text:p>14007943</text:p>
          </table:table-cell>
          <table:table-cell table:number-columns-repeated="6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13933152" calcext:value-type="float">
            <text:p>13933152</text:p>
          </table:table-cell>
          <table:table-cell table:number-columns-repeated="6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14004689" calcext:value-type="float">
            <text:p>14004689</text:p>
          </table:table-cell>
          <table:table-cell table:number-columns-repeated="6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3987470" calcext:value-type="float">
            <text:p>13987470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8155" calcext:value-type="float">
            <text:p>14008155</text:p>
          </table:table-cell>
          <table:table-cell table:number-columns-repeated="6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13938005" calcext:value-type="float">
            <text:p>13938005</text:p>
          </table:table-cell>
          <table:table-cell table:number-columns-repeated="6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14005714" calcext:value-type="float">
            <text:p>14005714</text:p>
          </table:table-cell>
          <table:table-cell table:number-columns-repeated="6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3988704" calcext:value-type="float">
            <text:p>13988704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8024" calcext:value-type="float">
            <text:p>14008024</text:p>
          </table:table-cell>
          <table:table-cell table:number-columns-repeated="6"/>
        </table:table-row>
        <table:table-row table:style-name="ro1">
          <table:table-cell office:value-type="float" office:value="23474" calcext:value-type="float">
            <text:p>23474</text:p>
          </table:table-cell>
          <table:table-cell office:value-type="float" office:value="13934513" calcext:value-type="float">
            <text:p>13934513</text:p>
          </table:table-cell>
          <table:table-cell table:number-columns-repeated="6"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14007917" calcext:value-type="float">
            <text:p>14007917</text:p>
          </table:table-cell>
          <table:table-cell table:number-columns-repeated="6"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float" office:value="13992247" calcext:value-type="float">
            <text:p>13992247</text:p>
          </table:table-cell>
          <table:table-cell table:number-columns-repeated="6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14007802" calcext:value-type="float">
            <text:p>14007802</text:p>
          </table:table-cell>
          <table:table-cell table:number-columns-repeated="6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3:49:04.246445754</dc:date>
    <meta:editing-duration>PT5M58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